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4*"/>
    </style:style>
    <style:style style:name="Table2.B" style:family="table-column">
      <style:table-column-properties style:column-width="2.2313in" style:rel-column-width="21846*"/>
    </style:style>
    <style:style style:name="Table2.C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035in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1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4*"/>
    </style:style>
    <style:style style:name="Table4.B" style:family="table-column">
      <style:table-column-properties style:column-width="2.2313in" style:rel-column-width="21846*"/>
    </style:style>
    <style:style style:name="Table4.C" style:family="table-column">
      <style:table-column-properties style:column-width="2.2313in" style:rel-column-width="2184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035in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3465in"/>
    </style:style>
    <style:style style:name="Table5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5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4*"/>
    </style:style>
    <style:style style:name="Table6.B" style:family="table-column">
      <style:table-column-properties style:column-width="2.2313in" style:rel-column-width="21846*"/>
    </style:style>
    <style:style style:name="Table6.C" style:family="table-column">
      <style:table-column-properties style:column-width="2.2313in" style:rel-column-width="21845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035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4*"/>
    </style:style>
    <style:style style:name="Table7.B" style:family="table-column">
      <style:table-column-properties style:column-width="2.2313in" style:rel-column-width="21846*"/>
    </style:style>
    <style:style style:name="Table7.C" style:family="table-column">
      <style:table-column-properties style:column-width="2.2313in" style:rel-column-width="2184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4*"/>
    </style:style>
    <style:style style:name="Table8.B" style:family="table-column">
      <style:table-column-properties style:column-width="2.2313in" style:rel-column-width="21846*"/>
    </style:style>
    <style:style style:name="Table8.C" style:family="table-column">
      <style:table-column-properties style:column-width="2.2313in" style:rel-column-width="21845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8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8.2" style:family="table-row">
      <style:table-row-properties style:min-row-height="0.609in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4*"/>
    </style:style>
    <style:style style:name="Table9.B" style:family="table-column">
      <style:table-column-properties style:column-width="2.2313in" style:rel-column-width="21846*"/>
    </style:style>
    <style:style style:name="Table9.C" style:family="table-column">
      <style:table-column-properties style:column-width="2.2313in" style:rel-column-width="2184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4*"/>
    </style:style>
    <style:style style:name="Table10.B" style:family="table-column">
      <style:table-column-properties style:column-width="2.2313in" style:rel-column-width="21846*"/>
    </style:style>
    <style:style style:name="Table10.C" style:family="table-column">
      <style:table-column-properties style:column-width="2.2313in" style:rel-column-width="21845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4*"/>
    </style:style>
    <style:style style:name="Table11.B" style:family="table-column">
      <style:table-column-properties style:column-width="2.2313in" style:rel-column-width="21846*"/>
    </style:style>
    <style:style style:name="Table11.C" style:family="table-column">
      <style:table-column-properties style:column-width="2.2313in" style:rel-column-width="21845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1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1.2" style:family="table-row">
      <style:table-row-properties style:min-row-height="0.609in"/>
    </style:style>
    <style:style style:name="Table1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13in" style:rel-column-width="21844*"/>
    </style:style>
    <style:style style:name="Table12.B" style:family="table-column">
      <style:table-column-properties style:column-width="2.2313in" style:rel-column-width="21846*"/>
    </style:style>
    <style:style style:name="Table12.C" style:family="table-column">
      <style:table-column-properties style:column-width="2.2313in" style:rel-column-width="21845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6bf2"/>
    </style:style>
    <style:style style:name="P2" style:family="paragraph" style:parent-style-name="Standard">
      <style:text-properties officeooo:paragraph-rsid="001b4812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b4812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3782" style:font-size-asian="12pt" style:font-size-complex="12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7" style:family="paragraph" style:parent-style-name="Text_20_body">
      <style:paragraph-properties fo:line-height="150%"/>
      <style:text-properties style:font-name="Times New Roman" fo:font-size="12pt" fo:font-weight="normal" officeooo:paragraph-rsid="00196767" style:font-size-asian="12pt" style:font-size-complex="12pt"/>
    </style:style>
    <style:style style:name="P8" style:family="paragraph" style:parent-style-name="Text_20_body">
      <style:paragraph-properties fo:line-height="150%"/>
      <style:text-properties style:font-name="Times New Roman" fo:font-size="12pt" fo:font-weight="normal" officeooo:paragraph-rsid="001a6bf2" style:font-size-asian="12pt" style:font-size-complex="12pt"/>
    </style:style>
    <style:style style:name="P9" style:family="paragraph" style:parent-style-name="Text_20_body">
      <style:paragraph-properties fo:line-height="150%"/>
      <style:text-properties style:font-name="Times New Roman" fo:font-size="12pt" fo:font-weight="normal" officeooo:paragraph-rsid="001b4812" style:font-size-asian="12pt" style:font-size-complex="12pt"/>
    </style:style>
    <style:style style:name="P10" style:family="paragraph" style:parent-style-name="Text_20_body">
      <style:paragraph-properties fo:line-height="150%"/>
      <style:text-properties style:font-name="Times New Roman" fo:font-size="12pt" officeooo:paragraph-rsid="0017a3c0" style:font-size-asian="12pt" style:font-size-complex="12pt"/>
    </style:style>
    <style:style style:name="P11" style:family="paragraph" style:parent-style-name="Text_20_body">
      <style:paragraph-properties fo:line-height="150%"/>
      <style:text-properties style:font-name="Times New Roman" fo:font-size="12pt" officeooo:paragraph-rsid="001b4812" style:font-size-asian="12pt" style:font-size-complex="12pt"/>
    </style:style>
    <style:style style:name="P1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a3c0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3782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a3c0" style:font-size-asian="12pt" style:font-size-complex="12pt"/>
    </style:style>
    <style:style style:name="P1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1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3782" style:font-size-asian="12pt" style:font-size-complex="12pt"/>
    </style:style>
    <style:style style:name="P18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19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a6bf2" style:font-size-asian="12pt" style:font-size-complex="12pt"/>
    </style:style>
    <style:style style:name="P2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2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rsid="001a6bf2" officeooo:paragraph-rsid="001a6bf2" style:font-size-asian="12pt" style:font-size-complex="12pt"/>
    </style:style>
    <style:style style:name="P2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7a3c0" style:font-size-asian="12pt" style:font-size-complex="12pt"/>
    </style:style>
    <style:style style:name="P2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b4812" style:font-size-asian="12pt" style:font-size-complex="12pt"/>
    </style:style>
    <style:style style:name="P2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3782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7a3c0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a6bf2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b4812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d378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7a3c0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a6bf2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b4812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3782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96767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b4812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d3782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b4812" officeooo:paragraph-rsid="001b4812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3782" officeooo:paragraph-rsid="001d3782" style:font-size-asian="12pt" style:font-size-complex="12pt"/>
    </style:style>
    <style:style style:name="P3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6bf2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4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96767" style:text-blinking="false" fo:background-color="transparent" style:font-size-asian="12pt" style:font-size-complex="12pt"/>
    </style:style>
    <style:style style:name="P4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a6bf2" style:text-blinking="false" fo:background-color="transparent" style:font-size-asian="12pt" style:font-size-complex="12pt"/>
    </style:style>
    <style:style style:name="P4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b4812" style:text-blinking="false" fo:background-color="transparent" style:font-size-asian="12pt" style:font-size-complex="12pt"/>
    </style:style>
    <style:style style:name="P4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4812" officeooo:paragraph-rsid="001b4812" style:text-blinking="false" fo:background-color="transparent" style:font-size-asian="12pt" style:font-size-complex="12pt"/>
    </style:style>
    <style:style style:name="P45" style:family="paragraph" style:parent-style-name="Standard">
      <style:text-properties officeooo:paragraph-rsid="001fd7d2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a3c0" officeooo:paragraph-rsid="0017a3c0" style:text-blinking="false" fo:background-color="transparent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07226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1611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7c548" style:text-blinking="false" fo:background-color="transparent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b521a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e3e7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1611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df33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9a264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e3e7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1611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df33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b521a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1ebe19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28ea37" style:font-size-asian="12pt" style:font-size-complex="12pt"/>
    </style:style>
    <style:style style:name="P61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b4812" style:text-blinking="false" fo:background-color="transparent" style:font-size-asian="12pt" style:font-size-complex="12pt"/>
    </style:style>
    <style:style style:name="P62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3782" style:text-blinking="false" fo:background-color="transparent" style:font-size-asian="12pt" style:font-size-complex="12pt"/>
    </style:style>
    <style:style style:name="P63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e3e7" style:font-size-asian="12pt" style:font-size-complex="12pt"/>
    </style:style>
    <style:style style:name="P6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61611" style:font-size-asian="12pt" style:font-size-complex="12pt"/>
    </style:style>
    <style:style style:name="P65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6df33" style:font-size-asian="12pt" style:font-size-complex="12pt"/>
    </style:style>
    <style:style style:name="P66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9a264" style:font-size-asian="12pt" style:font-size-complex="12pt"/>
    </style:style>
    <style:style style:name="P67" style:family="paragraph" style:parent-style-name="Text_20_body">
      <style:paragraph-properties fo:line-height="150%"/>
      <style:text-properties style:font-name="Times New Roman" fo:font-size="12pt" fo:font-weight="normal" officeooo:paragraph-rsid="001ebe19" style:font-size-asian="12pt" style:font-size-complex="12pt"/>
    </style:style>
    <style:style style:name="P68" style:family="paragraph" style:parent-style-name="Text_20_body">
      <style:paragraph-properties fo:line-height="150%"/>
      <style:text-properties style:font-name="Times New Roman" fo:font-size="12pt" fo:font-weight="normal" officeooo:paragraph-rsid="0021e0aa" style:font-size-asian="12pt" style:font-size-complex="12pt"/>
    </style:style>
    <style:style style:name="P69" style:family="paragraph" style:parent-style-name="Text_20_body">
      <style:paragraph-properties fo:line-height="150%"/>
      <style:text-properties style:font-name="Times New Roman" fo:font-size="12pt" fo:font-weight="normal" officeooo:paragraph-rsid="0028ea37" style:font-size-asian="12pt" style:font-size-complex="12pt"/>
    </style:style>
    <style:style style:name="P70" style:family="paragraph" style:parent-style-name="Text_20_body">
      <style:paragraph-properties fo:line-height="150%"/>
      <style:text-properties officeooo:rsid="0020306f" officeooo:paragraph-rsid="00261611"/>
    </style:style>
    <style:style style:name="P71" style:family="paragraph" style:parent-style-name="Text_20_body">
      <style:paragraph-properties fo:line-height="150%"/>
      <style:text-properties officeooo:rsid="0020306f" officeooo:paragraph-rsid="0026df33"/>
    </style:style>
    <style:style style:name="P72" style:family="paragraph" style:parent-style-name="Text_20_body">
      <style:paragraph-properties fo:line-height="150%"/>
      <style:text-properties officeooo:rsid="0020306f" officeooo:paragraph-rsid="0029a264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e3e7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e0d07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fd7d2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1611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df33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8ea37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9a264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1fd7d2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1611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df33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9a264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333a2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1611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df33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9a264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3c165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1611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df33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8ea37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9a264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853c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df33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9a264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7c54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cfd32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86e28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9a264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ea37" officeooo:paragraph-rsid="0028ea3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ea37" officeooo:paragraph-rsid="0029a264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970ca" officeooo:paragraph-rsid="002970ca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7a3c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676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6bf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b481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d378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de3e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0722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616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df3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8ea3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9a26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bcd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a3c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4812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3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e3e7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6767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be1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722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c165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c548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ea37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a264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df33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521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fd32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officeooo:rsid="003bc289"/>
    </style:style>
    <style:style style:name="T32" style:family="text">
      <style:text-properties officeooo:rsid="0017a3c0"/>
    </style:style>
    <style:style style:name="T33" style:family="text">
      <style:text-properties officeooo:rsid="00196767"/>
    </style:style>
    <style:style style:name="T34" style:family="text">
      <style:text-properties officeooo:rsid="001a6bf2"/>
    </style:style>
    <style:style style:name="T35" style:family="text">
      <style:text-properties officeooo:rsid="001b4812"/>
    </style:style>
    <style:style style:name="T36" style:family="text">
      <style:text-properties officeooo:rsid="0027c548"/>
    </style:style>
    <style:style style:name="T37" style:family="text">
      <style:text-properties officeooo:rsid="0009bcda"/>
    </style:style>
    <style:style style:name="T38" style:family="text">
      <style:text-properties officeooo:rsid="002cfd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 Case Specification Table</text:p>
      <text:p text:style-name="P3"><text:bookmark text:name="docs-internal-guid-dbfc93aa-7fff-6a4c-b6ad-91cb1ea94cb3"/><text:span text:style-name="T1">Use case name</text:span><text:span text:style-name="T30"> <text:tab/><text:tab/></text:span><text:span text:style-name="T1">: </text:span><text:span text:style-name="T3">Pesan Tiket</text:span></text:p>
      <text:p text:style-name="P15"><text:span text:style-name="T1">Pre condition</text:span><text:span text:style-name="T30"> <text:tab/><text:tab/><text:tab/></text:span><text:span text:style-name="T1">: </text:span><text:span text:style-name="T3">Customer</text:span><text:span text:style-name="T2"> melakukan </text:span><text:span text:style-name="T3">pesan tiket melalui system</text:span></text:p>
      <text:p text:style-name="P22"><text:span text:style-name="T14">Post Condition <text:tab/><text:tab/>: </text:span><text:span text:style-name="T15">1. </text:span><text:span text:style-name="T16">Customer berhasil memesan tiket</text:span></text:p>
      <text:p text:style-name="P46"><text:tab/><text:tab/><text:tab/><text:tab/> <text:s/>2. Customer gagal memesan tiket</text:p>
      <text:p text:style-name="P21"><text:span text:style-name="T3"><text:tab/><text:tab/><text:tab/><text:tab/> <text:s/>3. </text:span><text:span text:style-name="T1">Customer ditolak </text:span></text:p>
      <text:p text:style-name="P12">Successful Condition : <text:span text:style-name="T32">Customer berhasil memesan tike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Customer</text:p>
          </table:table-cell>
          <table:table-cell table:style-name="Table2.A1" office:value-type="string">
            <text:p text:style-name="P29">System</text:p>
          </table:table-cell>
          <table:table-cell table:style-name="Table2.C1" office:value-type="string">
            <text:p text:style-name="P33">Admin</text:p>
          </table:table-cell>
        </table:table-row>
        <table:table-row>
          <table:table-cell table:style-name="Table2.A2" office:value-type="string">
            <text:p text:style-name="P29">1. <text:span text:style-name="T31">Use case ini dimulai ketika Customer melakukan pemesanan tiket melalui system</text:span></text:p>
          </table:table-cell>
          <table:table-cell table:style-name="Table2.A2" office:value-type="string">
            <text:p text:style-name="P29">2. System memeriksa validitas data</text:p>
          </table:table-cell>
          <table:table-cell table:style-name="Table2.C2" office:value-type="string">
            <text:p text:style-name="P33">4. menerima / menolak customer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>3. System menyimpan data <text:span text:style-name="T32">customer dan meminta persetujuan admin</text:span></text:p>
          </table:table-cell>
          <table:table-cell table:style-name="Table2.C2" office:value-type="string">
            <text:p text:style-name="P29"/>
          </table:table-cell>
        </table:table-row>
        <table:table-row table:style-name="Table2.4"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><text:span text:style-name="T33">5</text:span>. System menerbitkan kode bayar</text:p>
          </table:table-cell>
          <table:table-cell table:style-name="Table2.C2" office:value-type="string">
            <text:p text:style-name="P25"/>
          </table:table-cell>
        </table:table-row>
      </table:table>
      <text:p text:style-name="P10"/>
      <text:p text:style-name="P7"><text:bookmark text:name="docs-internal-guid-bb1effa6-7fff-0b32-3c28-e6cfc80542fb"/><text:span text:style-name="T1">Alternative Condition 1</text:span><text:span text:style-name="T30"> </text:span><text:span text:style-name="T1">: </text:span><text:span text:style-name="T3">Customer gagal memesan tiket</text:span></text:p>
      <text:p text:style-name="P18"><text:span text:style-name="T1">Pre Condition : </text:span><text:span text:style-name="T4">Pada langkah kedua customer salah input data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5">Customer</text:p>
          </table:table-cell>
          <table:table-cell table:style-name="Table1.A1" office:value-type="string">
            <text:p text:style-name="P29">System</text:p>
          </table:table-cell>
        </table:table-row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1">3. System menampilkan pesan e<text:span text:style-name="T34">r</text:span>ror</text:p>
          </table:table-cell>
        </table:table-row>
        <table:table-row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41">4. Kembali pada proses no 1</text:p>
          </table:table-cell>
        </table:table-row>
      </table:table>
      <text:p text:style-name="P10"/>
      <text:p text:style-name="P8"><text:span text:style-name="T1">Alternative Condition </text:span><text:span text:style-name="T5">2</text:span><text:span text:style-name="T30"> </text:span><text:span text:style-name="T1">: </text:span><text:span text:style-name="T3">Customer </text:span><text:span text:style-name="T5">ditolak</text:span></text:p>
      <text:p text:style-name="P19"><text:span text:style-name="T1">Pre Condition : </text:span><text:span text:style-name="T4">Pada langkah ke </text:span><text:span text:style-name="T5">4</text:span><text:span text:style-name="T4"> customer </text:span><text:span text:style-name="T5">ditolak oleh admin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6">Customer</text:p>
          </table:table-cell>
          <table:table-cell table:style-name="Table3.A1" office:value-type="string">
            <text:p text:style-name="P30">System</text:p>
          </table:table-cell>
        </table:table-row>
        <table:table-row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42"><text:span text:style-name="T34">5</text:span>. System menampilkan pesan <text:span text:style-name="T34">bahwa pesanan ditolak</text:span></text:p>
          </table:table-cell>
        </table:table-row>
      </table:table>
      <text:p text:style-name="P1"/>
      <text:p text:style-name="P61"/>
      <text:p text:style-name="P61"/>
      <text:p text:style-name="P4"><text:soft-page-break/><text:span text:style-name="T1">Use case name</text:span><text:span text:style-name="T30"> <text:tab/><text:tab/></text:span><text:span text:style-name="T1">: </text:span><text:span text:style-name="T6">Bayar Tiket</text:span></text:p>
      <text:p text:style-name="P16"><text:span text:style-name="T1">Pre condition</text:span><text:span text:style-name="T30"> <text:tab/><text:tab/><text:tab/></text:span><text:span text:style-name="T1">: </text:span><text:span text:style-name="T3">Customer</text:span><text:span text:style-name="T2"> melakukan </text:span><text:span text:style-name="T6">pembayaran</text:span><text:span text:style-name="T3"> tiket melalui system</text:span></text:p>
      <text:p text:style-name="P23"><text:span text:style-name="T14">Post Condition <text:tab/><text:tab/>: </text:span><text:span text:style-name="T15">1. </text:span><text:span text:style-name="T16">Customer berhasil me</text:span><text:span text:style-name="T17">mbayar </text:span><text:span text:style-name="T16">tiket</text:span></text:p>
      <text:p text:style-name="P23"><text:span text:style-name="T16"><text:tab/><text:tab/><text:tab/><text:tab/></text:span><text:span text:style-name="T17"> <text:s/>2. </text:span><text:span text:style-name="T16">Customer </text:span><text:span text:style-name="T17">gagal </text:span><text:span text:style-name="T16">me</text:span><text:span text:style-name="T17">mbayar </text:span><text:span text:style-name="T16">tiket</text:span></text:p>
      <text:p text:style-name="P13">Successful Condition : <text:span text:style-name="T32">Customer berhasil memesan tike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7">Customer</text:p>
          </table:table-cell>
          <table:table-cell table:style-name="Table4.A1" office:value-type="string">
            <text:p text:style-name="P31">System</text:p>
          </table:table-cell>
          <table:table-cell table:style-name="Table4.C1" office:value-type="string">
            <text:p text:style-name="P34">Admin</text:p>
          </table:table-cell>
        </table:table-row>
        <table:table-row>
          <table:table-cell table:style-name="Table4.A2" office:value-type="string">
            <text:p text:style-name="P31">1. <text:span text:style-name="T31">Use case ini dimulai ketika Customer melakukan pembayaran tiket melalui system</text:span></text:p>
          </table:table-cell>
          <table:table-cell table:style-name="Table4.A2" office:value-type="string">
            <text:p text:style-name="P31">2. System memeriksa validitas data</text:p>
          </table:table-cell>
          <table:table-cell table:style-name="Table4.C2" office:value-type="string">
            <text:p text:style-name="P34">4. menerima / menolak <text:span text:style-name="T35">pembayaran</text:span>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3. System menyimpan data <text:span text:style-name="T35">pembayaran dan meneruskan ke <text:s/>admin</text:span></text:p>
          </table:table-cell>
          <table:table-cell table:style-name="Table4.C2" office:value-type="string">
            <text:p text:style-name="P31"/>
          </table:table-cell>
        </table:table-row>
        <table:table-row table:style-name="Table4.4"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6">5. System menerbitkan tiket</text:p>
          </table:table-cell>
          <table:table-cell table:style-name="Table4.C2" office:value-type="string">
            <text:p text:style-name="P27"/>
          </table:table-cell>
        </table:table-row>
      </table:table>
      <text:p text:style-name="P2"/>
      <text:p text:style-name="P9"><text:span text:style-name="T1">Alternative Condition 1</text:span><text:span text:style-name="T30"> </text:span><text:span text:style-name="T1">: </text:span><text:span text:style-name="T3">Customer gagal mem</text:span><text:span text:style-name="T6">bayar </text:span><text:span text:style-name="T3">tiket</text:span></text:p>
      <text:p text:style-name="P20"><text:span text:style-name="T1">Pre Condition : </text:span><text:span text:style-name="T4">Pada langkah ke </text:span><text:span text:style-name="T6">4</text:span><text:span text:style-name="T4"> </text:span><text:span text:style-name="T6">pembayaran ditolak admin (uang belum masuk)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7">Customer</text:p>
          </table:table-cell>
          <table:table-cell table:style-name="Table5.A1" office:value-type="string">
            <text:p text:style-name="P31">System</text:p>
          </table:table-cell>
        </table:table-row>
        <table:table-row>
          <table:table-cell table:style-name="Table5.A1" office:value-type="string">
            <text:p text:style-name="P44">6. Customer memeriksa kembali pembayaran yang telah dilakukan</text:p>
          </table:table-cell>
          <table:table-cell table:style-name="Table5.A1" office:value-type="string">
            <text:p text:style-name="P43"><text:span text:style-name="T35">5</text:span>. System menampilkan pesan e<text:span text:style-name="T34">r</text:span>ror</text:p>
          </table:table-cell>
        </table:table-row>
        <table:table-row>
          <table:table-cell table:style-name="Table5.A3" office:value-type="string">
            <text:p text:style-name="P40"/>
          </table:table-cell>
          <table:table-cell table:style-name="Table5.A3" office:value-type="string">
            <text:p text:style-name="P44">7. Kembali pada proses no 1</text:p>
          </table:table-cell>
        </table:table-row>
      </table:table>
      <text:p text:style-name="P11"/>
      <text:p text:style-name="P62"/>
      <text:p text:style-name="P62"/>
      <text:p text:style-name="P5"><text:span text:style-name="T1">Use case name</text:span><text:span text:style-name="T30"> <text:tab/><text:tab/></text:span><text:span text:style-name="T1">: </text:span><text:span text:style-name="T6">B</text:span><text:span text:style-name="T7">atal</text:span><text:span text:style-name="T6"> Tiket</text:span></text:p>
      <text:p text:style-name="P17"><text:span text:style-name="T1">Pre condition</text:span><text:span text:style-name="T30"> <text:tab/><text:tab/><text:tab/></text:span><text:span text:style-name="T1">: </text:span><text:span text:style-name="T3">Customer</text:span><text:span text:style-name="T2"> </text:span><text:span text:style-name="T7">mengajuan pembatalan tiket</text:span></text:p>
      <text:p text:style-name="P24"><text:span text:style-name="T14">Post Condition <text:tab/><text:tab/>: </text:span><text:span text:style-name="T15">1. </text:span><text:span text:style-name="T16">Customer berhasil </text:span><text:span text:style-name="T18">mengajukan pembatalan tiket</text:span></text:p>
      <text:p text:style-name="P14">Successful Condition : <text:span text:style-name="T32">Customer berhasil mengajukan pembatalan tiket</text:span>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28">Customer</text:p>
          </table:table-cell>
          <table:table-cell table:style-name="Table6.A1" office:value-type="string">
            <text:p text:style-name="P32">System</text:p>
          </table:table-cell>
          <table:table-cell table:style-name="Table6.C1" office:value-type="string">
            <text:p text:style-name="P35">Admin</text:p>
          </table:table-cell>
        </table:table-row>
        <table:table-row>
          <table:table-cell table:style-name="Table6.A2" office:value-type="string">
            <text:p text:style-name="P32">1. <text:span text:style-name="T31">Use case ini dimulai ketika Customer mengajukan pembatalan tiket melalui system</text:span></text:p>
          </table:table-cell>
          <table:table-cell table:style-name="Table6.A2" office:value-type="string">
            <text:p text:style-name="P32">2. System memeriksa validitas data</text:p>
          </table:table-cell>
          <table:table-cell table:style-name="Table6.C2" office:value-type="string">
            <text:p text:style-name="P35">4. menerima / menolak <text:span text:style-name="T35">pembatalan</text:span></text:p>
          </table:table-cell>
        </table:table-row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32">3. System menyimpan data <text:span text:style-name="T35">pembayaran dan meneruskan ke <text:s/>admin</text:span></text:p>
          </table:table-cell>
          <table:table-cell table:style-name="Table6.C2" office:value-type="string">
            <text:p text:style-name="P32"/>
          </table:table-cell>
        </table:table-row>
        <table:table-row table:style-name="Table6.4"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37">5. System memberikan hasil pengajuan</text:p>
          </table:table-cell>
          <table:table-cell table:style-name="Table6.C2" office:value-type="string">
            <text:p text:style-name="P28"/>
          </table:table-cell>
        </table:table-row>
      </table:table>
      <text:p text:style-name="P63"><text:span text:style-name="T1"/></text:p>
      <text:p text:style-name="P63"><text:span text:style-name="T1">Use case name</text:span><text:span text:style-name="T30"> <text:tab/><text:tab/></text:span><text:span text:style-name="T1">: </text:span><text:span text:style-name="T8">Penyerahan kiriman barang </text:span></text:p>
      <text:p text:style-name="P51"><text:span text:style-name="T1">Pre condition</text:span><text:span text:style-name="T30"> <text:tab/><text:tab/><text:tab/></text:span><text:span text:style-name="T1">: </text:span><text:span text:style-name="T3">Customer</text:span><text:span text:style-name="T2"> </text:span><text:span text:style-name="T9">menerima</text:span><text:span text:style-name="T8"> barang </text:span></text:p>
      <text:p text:style-name="P55"><text:span text:style-name="T14">Post Condition <text:tab/><text:tab/>: </text:span><text:span text:style-name="T15">1. </text:span><text:span text:style-name="T16">Customer berhasil </text:span><text:span text:style-name="T19">men</text:span><text:span text:style-name="T22">erima</text:span><text:span text:style-name="T19"> barang</text:span></text:p>
      <text:p text:style-name="P55"><text:span text:style-name="T19"><text:tab/><text:tab/><text:tab/><text:tab/> <text:s/>2. Kiriman </text:span><text:span text:style-name="T22">mengalami kerusakan</text:span></text:p>
      <text:p text:style-name="P47">Successful Condition : <text:span text:style-name="T32">Customer berhasil menerima barang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4">Sopir</text:p>
          </table:table-cell>
          <table:table-cell table:style-name="Table7.A1" office:value-type="string">
            <text:p text:style-name="P73">System</text:p>
          </table:table-cell>
          <table:table-cell table:style-name="Table7.C1" office:value-type="string">
            <text:p text:style-name="P84">Customer</text:p>
          </table:table-cell>
        </table:table-row>
        <table:table-row>
          <table:table-cell table:style-name="Table7.A2" office:value-type="string">
            <text:p text:style-name="P74">1. <text:span text:style-name="T31">Use case ini dimulai ketika sopir menyerahkan barang <text:s/></text:span></text:p>
          </table:table-cell>
          <table:table-cell table:style-name="Table7.A2" office:value-type="string">
            <text:p text:style-name="P84">2. System menampilkan data penerima</text:p>
          </table:table-cell>
          <table:table-cell table:style-name="Table7.C2" office:value-type="string">
            <text:p text:style-name="P84">3. Customer memeriksa barang yang diterima</text:p>
          </table:table-cell>
        </table:table-row>
        <table:table-row>
          <table:table-cell table:style-name="Table7.A2" office:value-type="string">
            <text:p text:style-name="P88">4. Sopir memasukan status penerimaan ke system</text:p>
          </table:table-cell>
          <table:table-cell table:style-name="Table7.A2" office:value-type="string">
            <text:p text:style-name="P88">5. System menyimpan status barang</text:p>
          </table:table-cell>
          <table:table-cell table:style-name="Table7.C2" office:value-type="string">
            <text:p text:style-name="P80"/>
          </table:table-cell>
        </table:table-row>
      </table:table>
      <text:p text:style-name="P67"><text:span text:style-name="T1"/></text:p>
      <text:p text:style-name="P68"><text:span text:style-name="T1">Alternative Condition 1</text:span><text:span text:style-name="T30"> </text:span><text:span text:style-name="T1">: </text:span><text:span text:style-name="T8">Kiriman </text:span><text:span text:style-name="T9">mengalami kerusakan</text:span></text:p>
      <text:p text:style-name="P59"><text:span text:style-name="T14">Pre Condition : </text:span><text:span text:style-name="T20">Pada langkah ke </text:span><text:span text:style-name="T23">3</text:span><text:span text:style-name="T20"> </text:span><text:span text:style-name="T21">kiriman</text:span><text:span text:style-name="T17"> </text:span><text:span text:style-name="T23">mengalami kerusakan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8">Sopir</text:p>
          </table:table-cell>
          <table:table-cell table:style-name="Table8.A1" office:value-type="string">
            <text:p text:style-name="P75">System</text:p>
          </table:table-cell>
          <table:table-cell table:style-name="Table8.C1" office:value-type="string">
            <text:p text:style-name="P88">Customer</text:p>
          </table:table-cell>
        </table:table-row>
        <table:table-row table:style-name="Table8.2">
          <table:table-cell table:style-name="Table8.A2" office:value-type="string">
            <text:p text:style-name="P88">5. Sopir menerima kembali barang</text:p>
          </table:table-cell>
          <table:table-cell table:style-name="Table8.A2" office:value-type="string">
            <text:p text:style-name="P88">6. System menyimpan status</text:p>
          </table:table-cell>
          <table:table-cell table:style-name="Table8.C2" office:value-type="string">
            <text:p text:style-name="P88">4. Customer mengembalikan barang ke sopir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4"><text:soft-page-break/><text:span text:style-name="T1">Use case name</text:span><text:span text:style-name="T30"> <text:tab/><text:tab/></text:span><text:span text:style-name="T1">: </text:span><text:span text:style-name="T10">Ganti rute sopir</text:span></text:p>
      <text:p text:style-name="P52"><text:span text:style-name="T1">Pre condition</text:span><text:span text:style-name="T30"> <text:tab/><text:tab/><text:tab/></text:span><text:span text:style-name="T1">: </text:span><text:span text:style-name="T10">Sopir ganti rute perjalanan</text:span></text:p>
      <text:p text:style-name="P56"><text:span text:style-name="T14">Post Condition <text:tab/><text:tab/>: </text:span><text:span text:style-name="T15">1. </text:span><text:span text:style-name="T26">Sopir mendapatkan rute perjalanan</text:span></text:p>
      <text:p text:style-name="P56"><text:span text:style-name="T19"><text:tab/><text:tab/><text:tab/><text:tab/> <text:s/>2. Kiriman </text:span><text:span text:style-name="T22">mengalami kerusakan</text:span></text:p>
      <text:p text:style-name="P48">Successful Condition : <text:span text:style-name="T32">Customer berhasil menerima barang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5">Sopir</text:p>
          </table:table-cell>
          <table:table-cell table:style-name="Table9.A1" office:value-type="string">
            <text:p text:style-name="P76">System</text:p>
          </table:table-cell>
          <table:table-cell table:style-name="Table9.C1" office:value-type="string">
            <text:p text:style-name="P93">Admin</text:p>
          </table:table-cell>
        </table:table-row>
        <table:table-row>
          <table:table-cell table:style-name="Table9.A2" office:value-type="string">
            <text:p text:style-name="P76">1. <text:span text:style-name="T31">Use case ini dimulai ketika sopir menyerahkan barang <text:s/></text:span></text:p>
          </table:table-cell>
          <table:table-cell table:style-name="Table9.A2" office:value-type="string">
            <text:p text:style-name="P85">2. System menampilkan data penerima</text:p>
          </table:table-cell>
          <table:table-cell table:style-name="Table9.C2" office:value-type="string">
            <text:p text:style-name="P85">3. Customer memeriksa barang yang diterima</text:p>
          </table:table-cell>
        </table:table-row>
        <table:table-row>
          <table:table-cell table:style-name="Table9.A2" office:value-type="string">
            <text:p text:style-name="P89">4. Sopir memasukan status penerimaan ke system</text:p>
          </table:table-cell>
          <table:table-cell table:style-name="Table9.A2" office:value-type="string">
            <text:p text:style-name="P89">5. System menyimpan status barang</text:p>
          </table:table-cell>
          <table:table-cell table:style-name="Table9.C2" office:value-type="string">
            <text:p text:style-name="P81"/>
          </table:table-cell>
        </table:table-row>
      </table:table>
      <text:p text:style-name="P70"/>
      <text:p text:style-name="P65"><text:span text:style-name="T1">Use case name</text:span><text:span text:style-name="T30"> <text:tab/><text:tab/></text:span><text:span text:style-name="T1">: </text:span><text:span text:style-name="T11">Keberangkatan</text:span></text:p>
      <text:p text:style-name="P53"><text:span text:style-name="T1">Pre condition</text:span><text:span text:style-name="T30"> <text:tab/><text:tab/><text:tab/></text:span><text:span text:style-name="T1">: </text:span><text:span text:style-name="T11">Sopir memulai perjalanan</text:span></text:p>
      <text:p text:style-name="P57"><text:span text:style-name="T14">Post Condition <text:tab/><text:tab/>: </text:span><text:span text:style-name="T15">1. </text:span><text:span text:style-name="T24">Sopir memulai perjalanan</text:span></text:p>
      <text:p text:style-name="P57"><text:span text:style-name="T19"><text:tab/><text:tab/><text:tab/><text:tab/> <text:s/>2. </text:span><text:span text:style-name="T24">Kendaraan mengalami kendala</text:span></text:p>
      <text:p text:style-name="P49">Successful Condition : <text:span text:style-name="T36">Sopir memulai perjalanan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6">Sopir</text:p>
          </table:table-cell>
          <table:table-cell table:style-name="Table10.A1" office:value-type="string">
            <text:p text:style-name="P77">System</text:p>
          </table:table-cell>
          <table:table-cell table:style-name="Table10.C1" office:value-type="string">
            <text:p text:style-name="P94">Admin</text:p>
          </table:table-cell>
        </table:table-row>
        <table:table-row>
          <table:table-cell table:style-name="Table10.A2" office:value-type="string">
            <text:p text:style-name="P96">1. <text:span text:style-name="T31">Use case ini dimulai ketika sopir </text:span>akan memulai perjalanan</text:p>
          </table:table-cell>
          <table:table-cell table:style-name="Table10.A2" office:value-type="string">
            <text:p text:style-name="P98">2. System memberikan informasi perjalanan ke sopir</text:p>
          </table:table-cell>
          <table:table-cell table:style-name="Table10.C2" office:value-type="string">
            <text:p text:style-name="P98">3. Admin memberikan data data perjalanan ke sopir</text:p>
          </table:table-cell>
        </table:table-row>
        <table:table-row>
          <table:table-cell table:style-name="Table10.A2" office:value-type="string">
            <text:p text:style-name="P100">4. Sopir melakukan perjalanan</text:p>
          </table:table-cell>
          <table:table-cell table:style-name="Table10.A2" office:value-type="string">
            <text:p text:style-name="P90"/>
          </table:table-cell>
          <table:table-cell table:style-name="Table10.C2" office:value-type="string">
            <text:p text:style-name="P82"/>
          </table:table-cell>
        </table:table-row>
      </table:table>
      <text:p text:style-name="P71"/>
      <text:p text:style-name="P69"><text:span text:style-name="T1">Alternative Condition 1</text:span><text:span text:style-name="T30"> </text:span><text:span text:style-name="T1">: </text:span><text:span text:style-name="T12">Kendaraan mengalami kendala</text:span></text:p>
      <text:p text:style-name="P60"><text:span text:style-name="T14">Pre Condition : </text:span><text:span text:style-name="T20">Pada langkah ke </text:span><text:span text:style-name="T25">1</text:span><text:span text:style-name="T20"> </text:span><text:span text:style-name="T25">Kendaraan mengalami kendal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91">Sopir</text:p>
          </table:table-cell>
          <table:table-cell table:style-name="Table11.A1" office:value-type="string">
            <text:p text:style-name="P78">System</text:p>
          </table:table-cell>
          <table:table-cell table:style-name="Table11.C1" office:value-type="string">
            <text:p text:style-name="P100">Admin</text:p>
          </table:table-cell>
        </table:table-row>
        <table:table-row table:style-name="Table11.2">
          <table:table-cell table:style-name="Table11.A2" office:value-type="string">
            <text:p text:style-name="P100">2. Sopir melapor ke admin</text:p>
          </table:table-cell>
          <table:table-cell table:style-name="Table11.A2" office:value-type="string">
            <text:p text:style-name="P100">4. Memberikan data kendaraan yang tersedia</text:p>
          </table:table-cell>
          <table:table-cell table:style-name="Table11.C2" office:value-type="string">
            <text:p text:style-name="P100">3. Admin menerima laporan dan memeriksa kendaraan pengganti melalui system</text:p>
          </table:table-cell>
        </table:table-row>
        <table:table-row table:style-name="Table11.2">
          <table:table-cell table:style-name="Table11.A3" office:value-type="string">
            <text:p text:style-name="P102">6. Kembali ke proses no. 1</text:p>
          </table:table-cell>
          <table:table-cell table:style-name="Table11.A3" office:value-type="string">
            <text:p text:style-name="P91"/>
          </table:table-cell>
          <table:table-cell table:style-name="Table11.C3" office:value-type="string">
            <text:p text:style-name="P102">5. Admin memberikan kendaraan pengganti ke sopir</text:p>
          </table:table-cell>
        </table:table-row>
      </table:table>
      <text:p text:style-name="P66"><text:soft-page-break/><text:span text:style-name="T1">Use case name</text:span><text:span text:style-name="T30"> <text:tab/><text:tab/></text:span><text:span text:style-name="T1">: </text:span><text:span text:style-name="T13">Datang</text:span></text:p>
      <text:p text:style-name="P54"><text:span text:style-name="T1">Pre condition</text:span><text:span text:style-name="T30"> <text:tab/><text:tab/><text:tab/></text:span><text:span text:style-name="T1">: </text:span><text:span text:style-name="T11">Sopir </text:span><text:span text:style-name="T13">sampai tujuan</text:span></text:p>
      <text:p text:style-name="P58"><text:span text:style-name="T14">Post Condition <text:tab/><text:tab/>: </text:span><text:span text:style-name="T15">1. </text:span><text:span text:style-name="T27">Sopir </text:span><text:span text:style-name="T26">sampai tujuan</text:span></text:p>
      <text:p text:style-name="P50">Successful Condition : <text:span text:style-name="T37">Sopir sampai tujuan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87">Sopir</text:p>
          </table:table-cell>
          <table:table-cell table:style-name="Table12.A1" office:value-type="string">
            <text:p text:style-name="P79">System</text:p>
          </table:table-cell>
          <table:table-cell table:style-name="Table12.C1" office:value-type="string">
            <text:p text:style-name="P95">Admin</text:p>
          </table:table-cell>
        </table:table-row>
        <table:table-row>
          <table:table-cell table:style-name="Table12.A2" office:value-type="string">
            <text:p text:style-name="P97">1. <text:span text:style-name="T31">Use case ini dimulai ketika </text:span><text:span text:style-name="T15"><text:s/></text:span><text:span text:style-name="T27">Sopir </text:span><text:span text:style-name="T26">sampai tujuan </text:span><text:span text:style-name="T29">dan lapor melalui system</text:span></text:p>
          </table:table-cell>
          <table:table-cell table:style-name="Table12.A2" office:value-type="string">
            <text:p text:style-name="P99">2. System memberikan informasi <text:span text:style-name="T38">perjalanan</text:span> <text:span text:style-name="T38">ke admin</text:span></text:p>
          </table:table-cell>
          <table:table-cell table:style-name="Table12.C2" office:value-type="string">
            <text:p text:style-name="P99">3. <text:span text:style-name="T38">Admin menerima laporan dan melakukan tindakan jika diperlukan</text:span>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33:36.246147216</meta:creation-date>
    <dc:date>2018-12-01T11:57:43.932777039</dc:date>
    <meta:editing-duration>PT1H37M50S</meta:editing-duration>
    <meta:editing-cycles>18</meta:editing-cycles>
    <meta:generator>LibreOffice/6.0.6.2$Linux_X86_64 LibreOffice_project/00m0$Build-2</meta:generator>
    <meta:document-statistic meta:table-count="12" meta:image-count="0" meta:object-count="0" meta:page-count="5" meta:paragraph-count="124" meta:word-count="662" meta:character-count="4406" meta:non-whitespace-character-count="3773"/>
  </office:meta>
</office:document-meta>
</file>